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10CB0E94B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text-properties fo:font-size="10pt" style:font-size-asian="10pt" style:font-size-complex="10pt"/>
    </style:style>
    <style:style style:name="P5"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justify" style:justify-single-word="false"/>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style:text-underline-style="none"/>
    </style:style>
    <style:style style:name="P10" style:family="paragraph" style:parent-style-name="Text_20_body">
      <style:paragraph-properties fo:text-align="justify" style:justify-single-word="false"/>
      <style:text-properties style:text-underline-style="none" fo:font-weight="bold" style:font-weight-asian="bold" style:font-weight-complex="bold"/>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Text_20_body">
      <style:text-properties fo:color="#008000"/>
    </style:style>
    <style:style style:name="P14" style:family="paragraph" style:parent-style-name="Text_20_body">
      <style:paragraph-properties fo:text-align="justify" style:justify-single-word="false"/>
      <style:text-properties fo:color="#008000"/>
    </style:style>
    <style:style style:name="P15"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6" style:family="paragraph" style:parent-style-name="Text_20_body">
      <style:paragraph-properties fo:text-align="start" style:justify-single-word="false"/>
    </style:style>
    <style:style style:name="P17" style:family="paragraph" style:parent-style-name="Text_20_body">
      <style:paragraph-properties fo:break-before="page"/>
    </style:style>
    <style:style style:name="P18" style:family="paragraph" style:parent-style-name="Title">
      <style:text-properties fo:font-size="20pt" style:font-size-asian="20pt" style:font-size-complex="20p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paragraph-properties fo:margin-left="0cm" fo:margin-right="0cm" fo:text-align="justify" style:justify-single-word="false" fo:text-indent="0cm" style:auto-text-indent="false"/>
    </style:style>
    <style:style style:name="P28" style:family="paragraph" style:parent-style-name="Standard" style:list-style-name="L1"/>
    <style:style style:name="P29" style:family="paragraph" style:parent-style-name="Standard" style:list-style-name="L2">
      <style:paragraph-properties fo:text-align="justify" style:justify-single-word="false"/>
    </style:style>
    <style:style style:name="P30" style:family="paragraph" style:parent-style-name="Title" style:master-page-name="First_20_Page">
      <style:paragraph-properties style:page-number="auto"/>
    </style:style>
    <style:style style:name="P31"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32"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3">
      <style:paragraph-properties fo:text-align="justify" style:justify-single-word="false"/>
    </style:style>
    <style:style style:name="P35" style:family="paragraph" style:parent-style-name="Text_20_body" style:list-style-name="L4">
      <style:paragraph-properties fo:text-align="justify" style:justify-single-word="false"/>
    </style:style>
    <style:style style:name="P36" style:family="paragraph" style:parent-style-name="Text_20_body" style:list-style-name="L5">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39" style:family="paragraph" style:parent-style-name="Text_20_body">
      <style:text-properties fo:background-color="#ffff00"/>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Title"/>
      <text:p text:style-name="Title"/>
      <text:p text:style-name="P18">Pràctica 2 – TVornoTV</text:p>
      <text:p text:style-name="P18">Recomanacions TV</text:p>
      <text:p text:style-name="Subtitle"/>
      <text:p text:style-name="Text_20_body"/>
      <text:p text:style-name="P3"><draw:frame draw:style-name="fr1" draw:name="gràfics1" text:anchor-type="paragraph" svg:width="7.101cm" svg:height="6.946cm" draw:z-index="0"><draw:image xlink:href="Pictures/10000000000001120000010CB0E94B7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Intel·ligència Artificial<text:line-break/>FIB - <text:s/>UPC , Q2-2011</text:p>
      <text:p text:style-name="P4">Felip Moll Marquès<text:line-break/>Jordi Llamas Pons</text:p>
      <text:p text:style-name="P31"/>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25">IDENTIFICACIÓ DEL PROBLEMA<text:tab/>2</text:p>
          <text:p text:style-name="P26">Definició del problema<text:tab/>2</text:p>
          <text:p text:style-name="P26">Fonts de coneixement i coneixement necessàri<text:tab/>3</text:p>
          <text:p text:style-name="P26">Objectius del sistema<text:tab/>5</text:p>
          <text:p text:style-name="P25">CONCEPTUALITZACIÓ<text:tab/>6</text:p>
          <text:p text:style-name="P25">FORMALITZACIÓ<text:tab/>7</text:p>
          <text:p text:style-name="P25">IMPLEMENTACIÓ<text:tab/>8</text:p>
          <text:p text:style-name="P25">VALIDACIÓ I PROVA<text:tab/>9</text:p>
        </text:index-body>
      </text:table-of-content>
      <text:h text:style-name="P40" text:outline-level="1"/>
      <text:h text:style-name="P41" text:outline-level="1">IDENTIFICACIÓ DEL PROBLEMA</text:h>
      <text:h text:style-name="Heading_20_2" text:outline-level="2">Definició del problema</text:h>
      <text:p text:style-name="P7">L'empresa de vídeo sota demanda TvornoTV desitja construir un sistema expert per realitzar recomanacions als seus usuaris dels programes que li puguin interessar.</text:p>
      <text:p text:style-name="P7">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7">L'element més important en aquest sistema expert és el conjunt de criteris que indiquen el grau de relació d'un contingut amb el perfil d'un usuari.</text:p>
      <text:p text:style-name="P7">Finalment es requereix que el sistema no faixi recomanacions sempre similars, i que hi hagi una <text:s/>varietat de continguts acceptable. Aquesta varietat s'haurà de fer en base a uns altres criteris que no seran aleatoris.</text:p>
      <text:p text:style-name="P7">Com a restriccions finals, dir que es requereix realitzar la planificació per una setmana i amb un màxim de tres hores de TV al dia.</text:p>
      <text:p text:style-name="P7">Ens proposem llavors tres preguntes:</text:p>
      <text:p text:style-name="P10">Hi ha una solució algorísmica per aquest problema?</text:p>
      <text:p text:style-name="P7">Com podem veure aquest problema és adequat per resoldre's mitjançant un sistema expert i recolzat per una ontologia. Això ho deduïm ja que:</text:p>
      <text:p text:style-name="P7">Tenim un conjunt de continguts, on per cada element del conjunt, hi ha unes característiques que el defineixen.</text:p>
      <text:p text:style-name="P7">Tenim un usuari que té certes preferències que es relacionen injectivament amb el conjunt de continguts.</text:p>
      <text:p text:style-name="P7">Mitjançant aquesta relació és fàcil trobar una solució al problema. D'altra banda tenim un tercer conjunt de restriccions o regles, que ens modifiquen la solució final.</text:p>
      <text:p text:style-name="P11">Disposem de fonts de coneixement?</text:p>
      <text:p text:style-name="P12">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11">La mida, objectiu i complexitat del problema és adecuada?</text:p>
      <text:p text:style-name="P12">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2"/>
      <text:h text:style-name="P42" text:outline-level="2">Fonts de coneixement i coneixement necessari</text:h>
      <text:p text:style-name="P7">A continuació resumim les característiques que determinen el perfil de l'usuari:</text:p>
      <text:list xml:id="list1459700486" text:style-name="L1">
        <text:list-item>
          <text:p text:style-name="P32">Gustos televisius de l'usuari:</text:p>
          <text:p text:style-name="P33"><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20">Gènere</text:p>
          </table:table-cell>
          <table:table-cell table:style-name="Taula2.B1" office:value-type="string">
            <text:p text:style-name="P20">Exemples</text:p>
          </table:table-cell>
        </table:table-row>
        <table:table-row>
          <table:table-cell table:style-name="Taula2.A2" office:value-type="string">
            <text:p text:style-name="P19">Acció</text:p>
          </table:table-cell>
          <table:table-cell table:style-name="Taula2.B2" office:value-type="string">
            <text:p text:style-name="P19">Terminator II, El Sargento de Hierro...</text:p>
          </table:table-cell>
        </table:table-row>
        <table:table-row>
          <table:table-cell table:style-name="Taula2.A2" office:value-type="string">
            <text:p text:style-name="P19">Animació</text:p>
          </table:table-cell>
          <table:table-cell table:style-name="Taula2.B2" office:value-type="string">
            <text:p text:style-name="P19">Pingu, Doraemon, Peter Pan...</text:p>
          </table:table-cell>
        </table:table-row>
        <table:table-row>
          <table:table-cell table:style-name="Taula2.A2" office:value-type="string">
            <text:p text:style-name="P19">Ciència-ficció</text:p>
          </table:table-cell>
          <table:table-cell table:style-name="Taula2.B2" office:value-type="string">
            <text:p text:style-name="P19">Fringe, Una Odisea en el Espacio...</text:p>
          </table:table-cell>
        </table:table-row>
        <table:table-row>
          <table:table-cell table:style-name="Taula2.A2" office:value-type="string">
            <text:p text:style-name="P19">Drama</text:p>
          </table:table-cell>
          <table:table-cell table:style-name="Taula2.B2" office:value-type="string">
            <text:p text:style-name="P19">2046, 23-F la pelicula...</text:p>
          </table:table-cell>
        </table:table-row>
        <table:table-row>
          <table:table-cell table:style-name="Taula2.A2" office:value-type="string">
            <text:p text:style-name="P19">Comèdia</text:p>
          </table:table-cell>
          <table:table-cell table:style-name="Taula2.B2" office:value-type="string">
            <text:p text:style-name="P19">Big bang theory, Sexo en nueva york...</text:p>
          </table:table-cell>
        </table:table-row>
        <table:table-row>
          <table:table-cell table:style-name="Taula2.A2" office:value-type="string">
            <text:p text:style-name="P19">Terror</text:p>
          </table:table-cell>
          <table:table-cell table:style-name="Taula2.B2" office:value-type="string">
            <text:p text:style-name="P19">Saw III, The Ring...</text:p>
          </table:table-cell>
        </table:table-row>
      </table:table>
      <text:list xml:id="list1590520714" text:continue-numbering="true" text:style-name="L1">
        <text:list-header>
          <text:p text:style-name="P33"/>
          <text:p text:style-name="P28"><text:span text:style-name="T1">Documentals</text:span> en funció de la temàtica:</text:p>
          <text:p text:style-name="P28"/>
        </text:list-header>
      </text:list>
      <table:table table:name="Taula1" table:style-name="Taula1">
        <table:table-column table:style-name="Taula1.A" table:number-columns-repeated="2"/>
        <table:table-row>
          <table:table-cell table:style-name="Taula1.A1" office:value-type="string">
            <text:p text:style-name="P21">Temàtica</text:p>
          </table:table-cell>
          <table:table-cell table:style-name="Taula1.B1" office:value-type="string">
            <text:p text:style-name="P21">Exemples</text:p>
          </table:table-cell>
        </table:table-row>
        <table:table-row>
          <table:table-cell table:style-name="Taula1.A2" office:value-type="string">
            <text:p text:style-name="P22">Naturalesa</text:p>
          </table:table-cell>
          <table:table-cell table:style-name="Taula1.B2" office:value-type="string">
            <text:p text:style-name="P22">Animals, plantes...</text:p>
          </table:table-cell>
        </table:table-row>
        <table:table-row>
          <table:table-cell table:style-name="Taula1.A2" office:value-type="string">
            <text:p text:style-name="P22">Ciència</text:p>
          </table:table-cell>
          <table:table-cell table:style-name="Taula1.B2" office:value-type="string">
            <text:p text:style-name="P22">Biologia,astronomia,tècnica,matemàtiques</text:p>
          </table:table-cell>
        </table:table-row>
        <table:table-row>
          <table:table-cell table:style-name="Taula1.A2" office:value-type="string">
            <text:p text:style-name="P22">Actualitat</text:p>
          </table:table-cell>
          <table:table-cell table:style-name="Taula1.B2" office:value-type="string">
            <text:p text:style-name="P22">Notícies, reportatges, debats...</text:p>
          </table:table-cell>
        </table:table-row>
        <table:table-row>
          <table:table-cell table:style-name="Taula1.A2" office:value-type="string">
            <text:p text:style-name="P22">Història</text:p>
          </table:table-cell>
          <table:table-cell table:style-name="Taula1.B2" office:value-type="string">
            <text:p text:style-name="P22">Moderna, antiga...</text:p>
          </table:table-cell>
        </table:table-row>
        <table:table-row>
          <table:table-cell table:style-name="Taula1.A2" office:value-type="string">
            <text:p text:style-name="P22">Art</text:p>
          </table:table-cell>
          <table:table-cell table:style-name="Taula1.B2" office:value-type="string">
            <text:p text:style-name="P22">Clàssic, pintura, arquitectura...</text:p>
          </table:table-cell>
        </table:table-row>
        <table:table-row>
          <table:table-cell table:style-name="Taula1.A2" office:value-type="string">
            <text:p text:style-name="P22">Política</text:p>
          </table:table-cell>
          <table:table-cell table:style-name="Taula1.B2" office:value-type="string">
            <text:p text:style-name="P22">Discursos, debats, eleccions...</text:p>
          </table:table-cell>
        </table:table-row>
        <table:table-row>
          <table:table-cell table:style-name="Taula1.A2" office:value-type="string">
            <text:p text:style-name="P22">Economia</text:p>
          </table:table-cell>
          <table:table-cell table:style-name="Taula1.B2" office:value-type="string">
            <text:p text:style-name="P22">Borsa, debats...</text:p>
          </table:table-cell>
        </table:table-row>
      </table:table>
      <text:list xml:id="list594833844" text:continue-numbering="true" text:style-name="L1">
        <text:list-header>
          <text:p text:style-name="P33"/>
        </text:list-header>
        <text:list-item>
          <text:p text:style-name="P33">Interès per altres característiques:</text:p>
        </text:list-item>
      </text:list>
      <table:table table:name="Taula3" table:style-name="Taula3">
        <table:table-column table:style-name="Taula3.A" table:number-columns-repeated="2"/>
        <table:table-row>
          <table:table-cell table:style-name="Taula3.A1" office:value-type="string">
            <text:p text:style-name="P21">Característica</text:p>
          </table:table-cell>
          <table:table-cell table:style-name="Taula3.B1" office:value-type="string">
            <text:p text:style-name="P21">Ens permet classificar</text:p>
          </table:table-cell>
        </table:table-row>
        <table:table-row>
          <table:table-cell table:style-name="Taula3.A2" office:value-type="string">
            <text:p text:style-name="P22">Any</text:p>
          </table:table-cell>
          <table:table-cell table:style-name="Taula3.B2" office:value-type="string">
            <text:p text:style-name="P22">Clàssics, moderns, dècada concreta, etc.</text:p>
          </table:table-cell>
        </table:table-row>
        <table:table-row>
          <table:table-cell table:style-name="Taula3.A2" office:value-type="string">
            <text:p text:style-name="P22">Director</text:p>
          </table:table-cell>
          <table:table-cell table:style-name="Taula3.B2" office:value-type="string">
            <text:p text:style-name="P22">De culte, clàssic, desconegut, alternatiu</text:p>
          </table:table-cell>
        </table:table-row>
        <table:table-row>
          <table:table-cell table:style-name="Taula3.A2" office:value-type="string">
            <text:p text:style-name="P22">Actors</text:p>
          </table:table-cell>
          <table:table-cell table:style-name="Taula3.B2" office:value-type="string">
            <text:p text:style-name="P22">Relació actor-gènere. P.ex. Arnold Schwazzeneger és millor amb acció que amb comèdia.</text:p>
          </table:table-cell>
        </table:table-row>
        <table:table-row>
          <table:table-cell table:style-name="Taula3.A2" office:value-type="string">
            <text:p text:style-name="P22">Duració</text:p>
          </table:table-cell>
          <table:table-cell table:style-name="Taula3.B2" office:value-type="string">
            <text:p text:style-name="P22">Com a molt 45', o tota la tarda, etc.</text:p>
          </table:table-cell>
        </table:table-row>
        <table:table-row>
          <table:table-cell table:style-name="Taula3.A2" office:value-type="string">
            <text:p text:style-name="P22">Nacionalitat</text:p>
          </table:table-cell>
          <table:table-cell table:style-name="Taula3.B2" office:value-type="string">
            <text:p text:style-name="P22">Pel·licula francesa, española, EEUU...</text:p>
          </table:table-cell>
        </table:table-row>
        <table:table-row>
          <table:table-cell table:style-name="Taula3.A2" office:value-type="string">
            <text:p text:style-name="P22">Idioma</text:p>
          </table:table-cell>
          <table:table-cell table:style-name="Taula3.B2" office:value-type="string">
            <text:p text:style-name="P22"/>
          </table:table-cell>
        </table:table-row>
        <table:table-row>
          <table:table-cell table:style-name="Taula3.A2" office:value-type="string">
            <text:p text:style-name="P22">Classificació per edat</text:p>
          </table:table-cell>
          <table:table-cell table:style-name="Taula3.B2" office:value-type="string">
            <text:p text:style-name="P22">Tots els públics, +7, +13, +16, +18 anys</text:p>
          </table:table-cell>
        </table:table-row>
        <table:table-row>
          <table:table-cell table:style-name="Taula3.A2" office:value-type="string">
            <text:p text:style-name="P22">Format</text:p>
          </table:table-cell>
          <table:table-cell table:style-name="Taula3.B2" office:value-type="string">
            <text:p text:style-name="P22">Color, B/N</text:p>
          </table:table-cell>
        </table:table-row>
      </table:table>
      <text:list xml:id="list1347023080" text:continue-numbering="true" text:style-name="L1">
        <text:list-header>
          <text:p text:style-name="P28"/>
        </text:list-header>
        <text:list-item>
          <text:p text:style-name="P28"><text:soft-page-break/>Dades de l'usuari</text:p>
          <text:p text:style-name="P28"/>
        </text:list-item>
      </text:list>
      <table:table table:name="Taula4" table:style-name="Taula4">
        <table:table-column table:style-name="Taula4.A" table:number-columns-repeated="2"/>
        <table:table-row>
          <table:table-cell table:style-name="Taula4.A1" office:value-type="string">
            <text:p text:style-name="P21">Dada</text:p>
          </table:table-cell>
          <table:table-cell table:style-name="Taula4.B1" office:value-type="string">
            <text:p text:style-name="P21">Ens permet classificar</text:p>
          </table:table-cell>
        </table:table-row>
        <table:table-row>
          <table:table-cell table:style-name="Taula4.A2" office:value-type="string">
            <text:p text:style-name="P22">Edat</text:p>
          </table:table-cell>
          <table:table-cell table:style-name="Taula4.B2" office:value-type="string">
            <text:p text:style-name="P22">Classificació per edat</text:p>
          </table:table-cell>
        </table:table-row>
        <table:table-row>
          <table:table-cell table:style-name="Taula4.A2" office:value-type="string">
            <text:p text:style-name="P22">Sexe</text:p>
          </table:table-cell>
          <table:table-cell table:style-name="Taula4.B2" office:value-type="string">
            <text:p text:style-name="P22">Probablement li agraden més comèdies que acció</text:p>
          </table:table-cell>
        </table:table-row>
        <table:table-row>
          <table:table-cell table:style-name="Taula4.A2" office:value-type="string">
            <text:p text:style-name="P22">Estat civil</text:p>
          </table:table-cell>
          <table:table-cell table:style-name="Taula4.B2" office:value-type="string">
            <text:p text:style-name="P22">Potser no vol pel·licules romàntiques i si XXX</text:p>
          </table:table-cell>
        </table:table-row>
        <table:table-row>
          <table:table-cell table:style-name="Taula4.A2" office:value-type="string">
            <text:p text:style-name="P22">Nivell econòmic</text:p>
          </table:table-cell>
          <table:table-cell table:style-name="Taula4.B2" office:value-type="string">
            <text:p text:style-name="P22">Interessa la info. dels mercats o no</text:p>
          </table:table-cell>
        </table:table-row>
        <table:table-row>
          <table:table-cell table:style-name="Taula4.A2" office:value-type="string">
            <text:p text:style-name="P22">Estudis</text:p>
          </table:table-cell>
          <table:table-cell table:style-name="Taula4.B2" office:value-type="string">
            <text:p text:style-name="P22">Es poden determinar el tipus de documentals</text:p>
          </table:table-cell>
        </table:table-row>
        <table:table-row>
          <table:table-cell table:style-name="Taula4.A2" office:value-type="string">
            <text:p text:style-name="P22">Idioma</text:p>
          </table:table-cell>
          <table:table-cell table:style-name="Taula4.B2" office:value-type="string">
            <text:p text:style-name="P22">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1820697058" text:style-name="L2">
        <text:list-item>
          <text:p text:style-name="P29">Quins continguts poden anar junts o no segons les seves temàtiques/gèneres:</text:p>
          <text:list>
            <text:list-item>
              <text:p text:style-name="P29">Comèdia combina amb comèdia</text:p>
            </text:list-item>
            <text:list-item>
              <text:p text:style-name="P29">Després d'un drama es pot continuar amb comèdia</text:p>
            </text:list-item>
            <text:list-item>
              <text:p text:style-name="P29">Massa drames porten depressió</text:p>
            </text:list-item>
            <text:list-item>
              <text:p text:style-name="P29">Posar alguns programes del mateix tema/gènere seguits, pot fer-se monòton</text:p>
            </text:list-item>
            <text:list-item>
              <text:p text:style-name="P29">Alguns dies amb programes del mateix tema/gènere pot cansar a l'usuari</text:p>
            </text:list-item>
            <text:list-item>
              <text:p text:style-name="P29">Encara que un usuari sigui fanàtic d'un tema, cal només mostrar-li aquell tema?</text:p>
            </text:list-item>
          </text:list>
        </text:list-item>
      </text:list>
      <text:p text:style-name="P2"/>
      <text:list xml:id="list1259036175" text:continue-numbering="true" text:style-name="L2">
        <text:list-item>
          <text:p text:style-name="P29">Altres critèris:</text:p>
          <text:list>
            <text:list-item>
              <text:p text:style-name="P29">No posar tot sèries durant un dia</text:p>
            </text:list-item>
            <text:list-item>
              <text:p text:style-name="P29">Màxim de documentals per setmana</text:p>
            </text:list-item>
            <text:list-item>
              <text:p text:style-name="P29">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42"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8">Per tant l'objectiu final del nostre sistema és acabar recomanant exactament els mateixos continguts que l'usuari escolliria de la llista de continguts si ho fes ell manualment.</text:p>
      <text:p text:style-name="P9">Com més s'apropi la nostra solució al que l'usuari escolliria, millor serà el nostre program, i per tant com més satisfacció doni a l'usuari, millor serà també.</text:p>
      <text:p text:style-name="Text_20_body"/>
      <text:p text:style-name="Text_20_body"/>
      <text:h text:style-name="P41" text:outline-level="1">CONCEPTUALITZACIÓ</text:h>
      <text:h text:style-name="Heading_20_2" text:outline-level="2">Domini del problema</text:h>
      <text:p text:style-name="P7">A l'apartat anterior hem definit el problema que se'ns presentava i hem enumerat les fonts de coneixement a més de mostrar el coneixement necessari per solucionar la tasca que se'ns encomana. Hem pogut veure com teníem tres grups de coneixement:</text:p>
      <text:p text:style-name="P7"><text:tab/>· Els gustos i preferències de l'usuari</text:p>
      <text:p text:style-name="P7"><text:tab/>· El “material” del que disposem</text:p>
      <text:p text:style-name="P7"><text:tab/>· Els criteris per fer encaixar el material amb els gustos de l'usuari</text:p>
      <text:p text:style-name="P7">Per definir el domini més concretament, i llavors l'ontologia, és necessari detallar per cada un d'aquests grups de coneixement els elements clau que intervindran.</text:p>
      <text:p text:style-name="P7">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7">Nota: Utilitzarem indistintament la paraula contingut de la paraula programa. Ambdós signifiquen el mateix i es descriu com una emissió particular de material audiovisual. Preferirem no obstant el terme contingut.</text:p>
      <text:p text:style-name="P7">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2162787597" text:style-name="L3">
        <text:list-item>
          <text:list>
            <text:list-item>
              <text:p text:style-name="P34">Gènere: A un usuari li pot agradar l'acció, però no el terror. Hem de tenir en compte que un contingut pot pertànyer a més d'un gènere. Per exemple, una pel·lícula pot ser d'acció i a més de l'oest. Haurem de definir més endavant com solucionar aquesta particularitat.</text:p>
            </text:list-item>
            <text:list-item>
              <text:p text:style-name="P34">Edat recomanada: L'edat de l'usuari incideix directament en aquest camp.</text:p>
            </text:list-item>
            <text:list-item>
              <text:p text:style-name="P34">Any de filmació: Potser li agrada el cine clàssic, o el modern.</text:p>
            </text:list-item>
            <text:list-item>
              <text:p text:style-name="P34">Idioma: Quins idiomes sap / vol aprendre?</text:p>
            </text:list-item>
            <text:list-item>
              <text:p text:style-name="P34">Subtitulat?: Potser necessita subtítols per una discapacitat, o perquè vol aprendre un idioma.</text:p>
            </text:list-item>
            <text:list-item>
              <text:p text:style-name="P34">Director: És normal pensar que a un usuari li poden agradar els programes que siguin dirigits per un director en concret.</text:p>
            </text:list-item>
          </text:list>
        </text:list-item>
      </text:list>
      <text:p text:style-name="P7">Altres atributs d'un contingut, i que hi han de ser per requeriments de l'enunciat són:</text:p>
      <text:list xml:id="list636796070" text:continue-numbering="true" text:style-name="L3">
        <text:list-item>
          <text:list>
            <text:list-item>
              <text:p text:style-name="P34">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34"><text:soft-page-break/>Títol: Necessitem un element identificador per cada programa. Aquest és indiscutiblement el títol.</text:p>
            </text:list-item>
          </text:list>
        </text:list-item>
      </text:list>
      <text:p text:style-name="P7">Finalment tenim altres atributs que podríem obviar però que faran la presentació de la nostra solució més elegant:</text:p>
      <text:list xml:id="list1618773915" text:style-name="L4">
        <text:list-item>
          <text:list>
            <text:list-item>
              <text:p text:style-name="P35">Descripció: La descripció del contingut serveix per presentar el resultat final a l'usuari amb un breu resum del que veurà durant la planificació feta.</text:p>
            </text:list-item>
          </text:list>
        </text:list-item>
      </text:list>
      <text:p text:style-name="P7"/>
      <text:p text:style-name="P7">Cada contingut pot ser de tres tipus diferents:</text:p>
      <text:list xml:id="list1521627358" text:style-name="L5">
        <text:list-item>
          <text:list>
            <text:list-item>
              <text:p text:style-name="P36">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36">Documental: Un documental és el típic documental que estem acostumats a veure i que pot tenir temàtiques diferents. Les temàtiques que hem definit són les que apareixen al primer apartat d'aquest document:</text:p>
              <text:list>
                <text:list-item>
                  <text:p text:style-name="P36">Actualitat, art, ciència, economia, història, naturalesa, política, tecnologia.</text:p>
                </text:list-item>
              </text:list>
              <text:p text:style-name="P36">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23">Tema</text:p>
          </table:table-cell>
          <table:table-cell table:style-name="Taula5.B1" office:value-type="string">
            <text:p text:style-name="P23">Atribut específic</text:p>
          </table:table-cell>
        </table:table-row>
        <table:table-row>
          <table:table-cell table:style-name="Taula5.A2" office:value-type="string">
            <text:p text:style-name="P24">Actualitat</text:p>
          </table:table-cell>
          <table:table-cell table:style-name="Taula5.B2" office:value-type="string">
            <text:p text:style-name="P24"/>
          </table:table-cell>
        </table:table-row>
        <table:table-row>
          <table:table-cell table:style-name="Taula5.A2" office:value-type="string">
            <text:p text:style-name="P24">Art</text:p>
          </table:table-cell>
          <table:table-cell table:style-name="Taula5.B2" office:value-type="string">
            <text:p text:style-name="P24"/>
          </table:table-cell>
        </table:table-row>
        <table:table-row>
          <table:table-cell table:style-name="Taula5.A2" office:value-type="string">
            <text:p text:style-name="P24">Ciència</text:p>
          </table:table-cell>
          <table:table-cell table:style-name="Taula5.B2" office:value-type="string">
            <text:p text:style-name="P24"/>
          </table:table-cell>
        </table:table-row>
        <table:table-row>
          <table:table-cell table:style-name="Taula5.A2" office:value-type="string">
            <text:p text:style-name="P24">Economía</text:p>
          </table:table-cell>
          <table:table-cell table:style-name="Taula5.B2" office:value-type="string">
            <text:p text:style-name="P24"/>
          </table:table-cell>
        </table:table-row>
        <table:table-row>
          <table:table-cell table:style-name="Taula5.A2" office:value-type="string">
            <text:p text:style-name="P24">Història</text:p>
          </table:table-cell>
          <table:table-cell table:style-name="Taula5.B2" office:value-type="string">
            <text:p text:style-name="P24">Època</text:p>
          </table:table-cell>
        </table:table-row>
        <table:table-row>
          <table:table-cell table:style-name="Taula5.A2" office:value-type="string">
            <text:p text:style-name="P24">Naturalesa</text:p>
          </table:table-cell>
          <table:table-cell table:style-name="Taula5.B2" office:value-type="string">
            <text:p text:style-name="P24">Tema</text:p>
          </table:table-cell>
        </table:table-row>
        <table:table-row>
          <table:table-cell table:style-name="Taula5.A2" office:value-type="string">
            <text:p text:style-name="P24">Política</text:p>
          </table:table-cell>
          <table:table-cell table:style-name="Taula5.B2" office:value-type="string">
            <text:p text:style-name="P24"/>
          </table:table-cell>
        </table:table-row>
        <table:table-row>
          <table:table-cell table:style-name="Taula5.A2" office:value-type="string">
            <text:p text:style-name="P24">Tecnología</text:p>
          </table:table-cell>
          <table:table-cell table:style-name="Taula5.B2" office:value-type="string">
            <text:p text:style-name="P24">Àmbit</text:p>
          </table:table-cell>
        </table:table-row>
      </table:table>
      <text:p text:style-name="P27"/>
      <text:list xml:id="list569842904" text:continue-numbering="true" text:style-name="L5">
        <text:list-item>
          <text:list>
            <text:list-item>
              <text:p text:style-name="P36">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7">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7"><text:soft-page-break/>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7">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7">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7">A més, mirant les classificacions internacionals de pel·lícules a Internet, hem vist que totes classifiquen les pel·lícules amb diversos gèneres, i per exemple “western” (oest) correspon a un gènere concret, com també “horror” (sang i fetge). </text:p>
      <text:p text:style-name="P7">El fet és que hi ha diverses formes de classificar els gèneres:</text:p>
      <text:p text:style-name="P7">Gèneres per estil (drama, comèdia, acció, aventura, terror...), gèneres per ambientació (històric, policíac, bèl·lic, oest, fantasia, esportiu...), gènere per format (animació, real, ...), per audiència (infantil, juvenil, familiar ...), etc.</text:p>
      <text:p text:style-name="P7">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7">A més d'això, subdividim la classe Gènere en tres subclasses. Estil, Ambientació, Format. Aquestes tres classes ens ajudaran a classificar els gèneres.</text:p>
      <text:p text:style-name="P7">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15"/>
      <text:p text:style-name="P6">There are several rules of thumb that help decide when to introduce new classes in a hierarchy. </text:p>
      <text:p text:style-name="P16"><text:span text:style-name="T4"><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4"> <text:s text:c="7"/>superclasses .</text:span></text:p>
      <text:p text:style-name="P37">Aquestes tres regles ens recomanen NO crear la classe gènere i les seves subclasses Estil, Ambientació i Format. Tot i així més endavant diu:</text:p>
      <text:p text:style-name="P5">However, sometimes it may be useful to create new classes even if they do not introduce any new properties. </text:p>
      <text:p text:style-name="P5">Classes in terminological hierarchies do not have to introduce new properties .</text:p>
      <text:p text:style-name="P5">Is useful to organize the terms in a hierarchy rather than a flat list because it will (1) allow easier exploration and navigation and (2) enable a user to choose easily a level of generality of the term that is </text:p>
      <text:p text:style-name="P5">appropriate for the situation. Another reason to introduce new classes without any new properties is to model concepts 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5">expert’s view of the domain in the ontology. </text:p>
      <text:p text:style-name="P37">Considerem per tant que l'elecció feta és acceptable i viable, i que proporciona una organització adecuada de la ontología.</text:p>
      <text:p text:style-name="P37"><text:soft-page-break/></text:p>
      <text:p text:style-name="P14">Esta fase nos debería dar la perspectiva del problema desde el punto de </text:p>
      <text:p text:style-name="P13">vista del experto </text:p>
      <text:p text:style-name="P13"><text:s text:c="5"/>Deberemos: </text:p>
      <text:p text:style-name="P13"><text:s text:c="10"/>Detallar los elementos del dominio =⇒ Descripción informal de la </text:p>
      <text:p text:style-name="P13"><text:s text:c="10"/>ontología </text:p>
      <text:p text:style-name="Text_20_body"><text:s text:c="10"/>Descomponer el problema en subproblemas mediante refinamientos </text:p>
      <text:p text:style-name="Text_20_body"><text:s text:c="10"/>sucesivos, descubriendo los bloques de razonamiento </text:p>
      <text:p text:style-name="Text_20_body"><text:s text:c="10"/>Detallar el flujo de razonamiento y las entradas y salidas de cada </text:p>
      <text:p text:style-name="Text_20_body"><text:s text:c="10"/>subproblema </text:p>
      <text:p text:style-name="Text_20_body"><text:s text:c="10"/>Detallar y distinguir entre evidencias, hipótesis y acciones y descubrir </text:p>
      <text:p text:style-name="Text_20_body"><text:s text:c="10"/>sus relaciones </text:p>
      <text:p text:style-name="Text_20_body"><text:s text:c="5"/>Toda esta información la obtendremos a partir de la interacción con el </text:p>
      <text:p text:style-name="Text_20_body"><text:s text:c="5"/>experto (entrevistas) y las fuentes de conocimiento </text:p>
      <text:p text:style-name="Text_20_body"><text:s text:c="5"/>El resultado será un modelo semiformal del dominio y de los </text:p>
      <text:p text:style-name="Text_20_body"><text:s text:c="5"/>problemas y métodos de resolución </text:p>
      <text:h text:style-name="P41" text:outline-level="1">FORMALITZACIÓ</text:h>
      <text:p text:style-name="Text_20_body">Esta fase transformará la perspectiva del experto en la perspectiva del </text:p>
      <text:p text:style-name="Text_20_body">ingeniero del conocimiento </text:p>
      <text:p text:style-name="Text_20_body"><text:s text:c="5"/>Decidir el formalismo de representación del conocimiento adecuado </text:p>
      <text:p text:style-name="Text_20_body"><text:s text:c="5"/>Identificar el espacio de búsqueda </text:p>
      <text:p text:style-name="Text_20_body"><text:s text:c="5"/>Analizar la tipología de los problemas y bloques de razonamiento y </text:p>
      <text:p text:style-name="Text_20_body"><text:s text:c="5"/>decidir los métodos de resolución de problemas adecuados </text:p>
      <text:p text:style-name="Text_20_body"><text:s text:c="5"/>Analizar la necesidad de tratamiento de incertidumbre y/o </text:p>
      <text:p text:style-name="Text_20_body"><text:s text:c="5"/>información incompleta </text:p>
      <text:h text:style-name="P40" text:outline-level="1"/>
      <text:h text:style-name="P41" text:outline-level="1">IMPLEMENTACIÓ</text:h>
      <text:p text:style-name="Text_20_body">Construir una ontología del dominio </text:p>
      <text:p text:style-name="Text_20_body">Encajar los problemas identificados en las metodologías de resolución </text:p>
      <text:p text:style-name="Text_20_body">de problemas escogidas </text:p>
      <text:p text:style-name="Text_20_body">Construir los diferentes módulos que correspondan a cada problema </text:p>
      <text:p text:style-name="Text_20_body">siguiendo el conocimiento obtenido </text:p>
      <text:p text:style-name="Text_20_body">Si utilizamos una aproximación basada en prototipado rápido </text:p>
      <text:p text:style-name="Text_20_body">construiremos el prototipo inicial y lo iremos aumentando </text:p>
      <text:p text:style-name="Text_20_body">incrementalmente </text:p>
      <text:h text:style-name="P40" text:outline-level="1"/>
      <text:h text:style-name="P41"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P17"/>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Text_20_body"/>
      <text:p text:style-name="Text_20_body"/>
      <text:p text:style-name="Text_20_body"/>
      <text:p text:style-name="P39"/>
      <text:p text:style-name="P39">- Agafar un conjunt de gèneres preferits. Podem eliminar gèneres i per tant continguts de certs gèneres.</text:p>
      <text:p text:style-name="P39">- Puntuem tots els continguts en funció dels gèneres preferits.</text:p>
      <text:p text:style-name="P39">- A partir del conjunt de continguts, insertem de millors a pitjors els continguts equitativament entre els 7 díes de la setmana. Tenint en compte que no posem molt de contingut igual seguit. Per exemple si tenim de millor a pitjor el següent:</text:p>
      <text:p text:style-name="P39">[C1,C2,C3,C4,C5,C6,C7,C8,C9,C10,C11,C12,C13,C14,C15]</text:p>
      <text:p text:style-name="P39">[Dia1-&gt;Hora1-&gt;C1, Dia2-&gt;H1-&gt;C2, Dia3-&gt;H1-&gt;C3.........Dia1-&gt;H2-&gt;C8....]</text:p>
      <text:p text:style-name="P39">- Es interessant baixar la puntuacio del contingut si ja l'hem insertat, per no repetir-lo.</text:p>
      <text:p text:style-name="P39">- A més hem de posar els continguts en el dia de forma consecutiva però sense que siguin incompatibles: Drama + Drama + Drama = depresion, o potser dia1 tot Bob Esponja, i dia2 tot Bambi ... però aquest punt ja és més secunda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Felip Moll Marquès</meta:initial-creator>
    <meta:creation-date>2011-04-27T12:39:57</meta:creation-date>
    <dc:date>2011-05-16T09:59:47</dc:date>
    <meta:editing-duration>PT03H20M25S</meta:editing-duration>
    <meta:editing-cycles>16</meta:editing-cycles>
    <meta:generator>OpenOffice.org/3.1$Linux OpenOffice.org_project/310m21$Build-9319</meta:generator>
    <meta:document-statistic meta:table-count="5" meta:image-count="1" meta:object-count="0" meta:page-count="15" meta:paragraph-count="228" meta:word-count="2818" meta:character-count="18154"/>
  </office:meta>
</office:document-meta>
</file>